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Copperplate Gothic Light" svg:font-family="'Copperplate Gothic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35cm" svg:stroke-color="#000000" draw:marker-start-width="0.304cm" draw:marker-end-width="0.304cm" draw:fill-color="#99cc99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2" style:family="graphic" style:parent-style-name="standard" style:list-style-name="L1">
      <style:graphic-properties svg:stroke-width="0.035cm" svg:stroke-color="#000000" draw:marker-start-width="0.356cm" draw:marker-end-width="0.356cm" draw:fill-color="#99cccc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3" style:family="graphic" style:parent-style-name="standard" style:list-style-name="L1">
      <style:graphic-properties svg:stroke-width="0.035cm" svg:stroke-color="#000000" draw:marker-start-width="0.408cm" draw:marker-end-width="0.408cm" draw:fill-color="#9999cc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4" style:family="graphic" style:parent-style-name="standard" style:list-style-name="L1">
      <style:graphic-properties svg:stroke-width="0.035cm" svg:stroke-color="#000000" draw:marker-start-width="0.46cm" draw:marker-end-width="0.46cm" draw:fill-color="#cc99cc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5" style:family="graphic" style:parent-style-name="standard" style:list-style-name="L1">
      <style:graphic-properties svg:stroke-width="0.035cm" svg:stroke-color="#000000" draw:marker-start-width="0.512cm" draw:marker-end-width="0.512cm" draw:fill-color="#cc9999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6" style:family="graphic" style:parent-style-name="objectwithoutfill">
      <style:graphic-properties draw:stroke="dash" draw:stroke-dash="Ultrafine_20_Dashed"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1.25cm" fo:min-width="12.2cm" draw:shadow="visible" draw:shadow-offset-x="0.071cm" draw:shadow-offset-y="0.071cm"/>
    </style:style>
    <style:style style:name="gr10" style:family="graphic" style:parent-style-name="standard" style:list-style-name="L1">
      <style:graphic-properties svg:stroke-width="0.035cm" svg:stroke-color="#000000" draw:marker-start-width="0.356cm" draw:marker-end-width="0.356cm" draw:fill-color="#99cc99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11" style:family="graphic" style:parent-style-name="standard" style:list-style-name="L1">
      <style:graphic-properties svg:stroke-width="0.035cm" svg:stroke-color="#000000" draw:marker-start-width="0.408cm" draw:marker-end-width="0.408cm" draw:fill-color="#99cccc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12" style:family="graphic" style:parent-style-name="standard" style:list-style-name="L1">
      <style:graphic-properties svg:stroke-width="0.035cm" svg:stroke-color="#000000" draw:marker-start-width="0.46cm" draw:marker-end-width="0.46cm" draw:fill-color="#9999cc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13" style:family="graphic" style:parent-style-name="standard" style:list-style-name="L1">
      <style:graphic-properties svg:stroke-width="0.035cm" svg:stroke-color="#000000" draw:marker-start-width="0.512cm" draw:marker-end-width="0.512cm" draw:fill-color="#cc99cc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14" style:family="graphic" style:parent-style-name="standard" style:list-style-name="L1">
      <style:graphic-properties svg:stroke-width="0.035cm" svg:stroke-color="#000000" draw:marker-start-width="0.564cm" draw:marker-end-width="0.564cm" draw:fill-color="#cc9999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15" style:family="graphic" style:parent-style-name="objectwithoutfill">
      <style:graphic-properties draw:stroke="solid" svg:stroke-width="0.081cm" draw:marker-start-width="0.321cm" draw:marker-end="Double_20_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fo:min-height="1.135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99cc99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19" style:family="graphic" style:parent-style-name="standard" style:list-style-name="L1">
      <style:graphic-properties svg:stroke-width="0.035cm" svg:stroke-color="#000000" draw:marker-start-width="0.304cm" draw:marker-end-width="0.304cm" draw:fill-color="#99cccc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20" style:family="graphic" style:parent-style-name="standard" style:list-style-name="L1">
      <style:graphic-properties svg:stroke-width="0.035cm" svg:stroke-color="#000000" draw:marker-start-width="0.356cm" draw:marker-end-width="0.356cm" draw:fill-color="#9999cc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21" style:family="graphic" style:parent-style-name="standard" style:list-style-name="L1">
      <style:graphic-properties svg:stroke-width="0.035cm" svg:stroke-color="#000000" draw:marker-start-width="0.408cm" draw:marker-end-width="0.408cm" draw:fill-color="#cc99cc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22" style:family="graphic" style:parent-style-name="standard" style:list-style-name="L1">
      <style:graphic-properties svg:stroke-width="0.035cm" svg:stroke-color="#000000" draw:marker-start-width="0.46cm" draw:marker-end-width="0.46cm" draw:fill-color="#cc9999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23" style:family="graphic" style:parent-style-name="objectwithoutfill">
      <style:graphic-properties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standard" style:list-style-name="L1">
      <style:graphic-properties svg:stroke-width="0.035cm" svg:stroke-color="#000000" draw:marker-start-width="0.408cm" draw:marker-end-width="0.408cm" draw:fill-color="#99cc99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25" style:family="graphic" style:parent-style-name="standard" style:list-style-name="L1">
      <style:graphic-properties svg:stroke-width="0.035cm" svg:stroke-color="#000000" draw:marker-start-width="0.46cm" draw:marker-end-width="0.46cm" draw:fill-color="#99cccc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26" style:family="graphic" style:parent-style-name="standard" style:list-style-name="L1">
      <style:graphic-properties svg:stroke-width="0.035cm" svg:stroke-color="#000000" draw:marker-start-width="0.512cm" draw:marker-end-width="0.512cm" draw:fill-color="#9999cc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27" style:family="graphic" style:parent-style-name="standard" style:list-style-name="L1">
      <style:graphic-properties svg:stroke-width="0.035cm" svg:stroke-color="#000000" draw:marker-start-width="0.564cm" draw:marker-end-width="0.564cm" draw:fill-color="#cc99cc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28" style:family="graphic" style:parent-style-name="standard" style:list-style-name="L1">
      <style:graphic-properties svg:stroke-width="0.035cm" svg:stroke-color="#000000" draw:marker-start-width="0.616cm" draw:marker-end-width="0.616cm" draw:fill-color="#cc9999" draw:textarea-horizontal-align="justify" draw:textarea-vertical-align="middle" draw:auto-grow-height="false" fo:min-height="1.016cm" fo:min-width="1.466cm" fo:padding-top="0.142cm" fo:padding-bottom="0.142cm" fo:padding-left="0.267cm" fo:padding-right="0.267cm" draw:shadow="visible" draw:shadow-offset-x="0.071cm" draw:shadow-offset-y="0.071cm"/>
    </style:style>
    <style:style style:name="gr29" style:family="graphic" style:parent-style-name="objectwithoutfill">
      <style:graphic-properties svg:stroke-width="0.081cm" draw:marker-start-width="0.321cm" draw:marker-end="Double_20_Arrow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dash" draw:stroke-dash="Fine_20_Dashed" svg:stroke-width="0.053cm" svg:stroke-color="#333333" draw:marker-start-width="0.279cm" draw:marker-end-width="0.279cm" draw:fill="none" draw:opacity="99%" draw:textarea-horizontal-align="justify" draw:textarea-vertical-align="middle" draw:auto-grow-height="false" fo:min-height="0.198cm" fo:min-width="0.248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  <style:text-properties style:font-name="Arial Rounded MT Bold" fo:font-size="12pt" style:letter-kerning="true" style:font-name-asian="Microsoft YaHei" style:font-size-asian="18pt" style:font-name-complex="Lucida Sans" style:font-size-complex="18pt"/>
    </style:style>
    <style:style style:name="P2" style:family="paragraph">
      <loext:graphic-properties draw:fill-color="#99cc99"/>
      <style:paragraph-properties fo:text-align="center"/>
      <style:text-properties style:font-name="Arial Rounded MT Bold" fo:font-size="12pt" style:letter-kerning="true" style:font-name-asian="Microsoft YaHei" style:font-size-asian="18pt" style:font-name-complex="Lucida Sans" style:font-size-complex="18pt"/>
    </style:style>
    <style:style style:name="P3" style:family="paragraph">
      <loext:graphic-properties draw:fill-color="#99cccc"/>
      <style:paragraph-properties fo:text-align="center"/>
      <style:text-properties style:font-name="Arial Rounded MT Bold" fo:font-size="12pt" style:letter-kerning="true" style:font-name-asian="Microsoft YaHei" style:font-size-asian="18pt" style:font-name-complex="Lucida Sans" style:font-size-complex="18pt"/>
    </style:style>
    <style:style style:name="P4" style:family="paragraph">
      <loext:graphic-properties draw:fill-color="#9999cc"/>
      <style:paragraph-properties fo:text-align="center"/>
      <style:text-properties style:font-name="Arial Rounded MT Bold" fo:font-size="12pt" style:letter-kerning="true" style:font-name-asian="Microsoft YaHei" style:font-size-asian="18pt" style:font-name-complex="Lucida Sans" style:font-size-complex="18pt"/>
    </style:style>
    <style:style style:name="P5" style:family="paragraph">
      <loext:graphic-properties draw:fill-color="#cc99cc"/>
      <style:paragraph-properties fo:text-align="center"/>
      <style:text-properties style:font-name="Arial Rounded MT Bold" fo:font-size="12pt" style:letter-kerning="true" style:font-name-asian="Microsoft YaHei" style:font-size-asian="18pt" style:font-name-complex="Lucida Sans" style:font-size-complex="18pt"/>
    </style:style>
    <style:style style:name="P6" style:family="paragraph">
      <loext:graphic-properties draw:fill-color="#cc9999"/>
      <style:paragraph-properties fo:text-align="center"/>
      <style:text-properties style:font-name="Arial Rounded MT Bold" fo:font-size="12pt" style:letter-kerning="true" style:font-name-asian="Microsoft YaHei" style:font-size-asian="18pt" style:font-name-complex="Lucida Sans" style:font-size-complex="18pt"/>
    </style:style>
    <style:style style:name="P7" style:family="paragraph">
      <loext:graphic-properties draw:fill="none"/>
      <style:paragraph-properties fo:text-align="center"/>
      <style:text-properties style:font-name="Arial Rounded MT Bold" fo:font-size="12pt"/>
    </style:style>
    <style:style style:name="P8" style:family="paragraph">
      <style:paragraph-properties fo:text-align="end"/>
      <style:text-properties style:font-name="Arial Unicode MS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end"/>
      <style:text-properties style:font-name="Arial Unicode MS" fo:font-size="12pt" style:font-size-asian="12pt" style:font-size-complex="12pt"/>
    </style:style>
    <style:style style:name="P10" style:family="paragraph">
      <style:paragraph-properties fo:text-align="center"/>
      <style:text-properties style:font-name="Arial Unicode MS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style:font-name="Arial Unicode MS" fo:font-size="12pt" style:font-size-asian="12pt" style:font-size-complex="12pt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style:font-name="Arial Rounded MT Bold" fo:font-size="12pt"/>
    </style:style>
    <style:style style:name="P15" style:family="paragraph">
      <loext:graphic-properties draw:fill-color="#99cc99"/>
      <style:paragraph-properties fo:text-align="center"/>
      <style:text-properties style:font-name="Arial Rounded MT Bold" fo:font-size="12pt"/>
    </style:style>
    <style:style style:name="P16" style:family="paragraph">
      <loext:graphic-properties draw:fill="none" draw:opacity="99%"/>
      <style:paragraph-properties fo:text-align="center"/>
    </style:style>
    <style:style style:name="P17" style:family="paragraph">
      <style:paragraph-properties fo:text-align="center"/>
      <style:text-properties style:font-name="Arial Rounded MT Bold"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center"/>
      <style:text-properties style:font-name="Arial Rounded MT Bold" fo:font-size="14pt" style:font-size-asian="14pt" style:font-size-complex="14pt"/>
    </style:style>
    <style:style style:name="P19" style:family="paragraph">
      <style:paragraph-properties fo:text-align="center"/>
      <style:text-properties style:font-name="Arial Rounded MT Bold" fo:font-size="12pt" style:font-size-asian="12pt" style:font-size-complex="12pt"/>
    </style:style>
    <style:style style:name="P20" style:family="paragraph">
      <loext:graphic-properties draw:fill="none" draw:fill-color="#ffffff"/>
      <style:paragraph-properties fo:text-align="center"/>
      <style:text-properties style:font-name="Arial Rounded MT Bold" fo:font-size="12pt" style:font-size-asian="12pt" style:font-size-complex="12pt"/>
    </style:style>
    <style:style style:name="P21" style:family="paragraph">
      <style:text-properties style:font-name="Arial Unicode MS" fo:font-size="12pt" style:font-size-asian="12pt" style:font-size-complex="12pt"/>
    </style:style>
    <style:style style:name="P22" style:family="paragraph">
      <loext:graphic-properties draw:fill="none" draw:fill-color="#ffffff"/>
      <style:text-properties style:font-name="Arial Unicode MS" fo:font-size="12pt" style:font-size-asian="12pt" style:font-size-complex="12pt"/>
    </style:style>
    <style:style style:name="T1" style:family="text">
      <style:text-properties style:font-name="Arial Unicode MS" fo:font-size="12pt" style:font-size-asian="12pt" style:font-size-complex="12pt"/>
    </style:style>
    <style:style style:name="T2" style:family="text">
      <style:text-properties style:font-name="Arial Rounded MT Bold" fo:font-size="14pt" style:font-size-asian="14pt" style:font-size-complex="14pt"/>
    </style:style>
    <style:style style:name="T3" style:family="text">
      <style:text-properties style:font-name="Arial Rounded MT 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2cm" svg:height="1.3cm" svg:x="2.2cm" svg:y="6.16cm">
            <text:p text:style-name="P1">sources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2" draw:id="id2" draw:layer="layout" svg:width="2cm" svg:height="1.3cm" svg:x="5.651cm" svg:y="6.16cm">
            <text:p text:style-name="P1">mix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3" draw:id="id3" draw:layer="layout" svg:width="2cm" svg:height="1.3cm" svg:x="9.101cm" svg:y="6.16cm">
            <text:p text:style-name="P1">filter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4" draw:id="id4" draw:layer="layout" svg:width="2cm" svg:height="1.3cm" svg:x="12.552cm" svg:y="6.16cm">
            <text:p text:style-name="P1">graphics</text:p>
            <draw:enhanced-geometry svg:viewBox="0 0 21600 21600" draw:type="rectangle" draw:enhanced-path="M 0 0 L 21600 0 21600 21600 0 21600 0 0 Z N"/>
          </draw:custom-shape>
          <draw:custom-shape draw:style-name="gr5" draw:text-style-name="P6" xml:id="id5" draw:id="id5" draw:layer="layout" svg:width="2cm" svg:height="1.3cm" svg:x="16cm" svg:y="6.16cm">
            <text:p text:style-name="P1">encode</text:p>
            <draw:enhanced-geometry svg:viewBox="0 0 21600 21600" draw:type="rectangle" draw:enhanced-path="M 0 0 L 21600 0 21600 21600 0 21600 0 0 Z N"/>
          </draw:custom-shape>
          <draw:connector draw:style-name="gr6" draw:text-style-name="P7" draw:layer="layout" draw:type="line" svg:x1="4.2cm" svg:y1="6.81cm" svg:x2="5.651cm" svg:y2="6.81cm" draw:start-shape="id1" draw:start-glue-point="1" draw:end-shape="id2" svg:d="M4200 6810h1451" svg:viewBox="0 0 1452 1">
            <text:p/>
          </draw:connector>
          <draw:connector draw:style-name="gr6" draw:text-style-name="P7" draw:layer="layout" draw:type="line" svg:x1="7.651cm" svg:y1="6.81cm" svg:x2="9.101cm" svg:y2="6.81cm" draw:start-shape="id2" draw:start-glue-point="1" draw:end-shape="id3" svg:d="M7651 6810h1450" svg:viewBox="0 0 1451 1">
            <text:p/>
          </draw:connector>
          <draw:connector draw:style-name="gr6" draw:text-style-name="P7" draw:layer="layout" draw:type="line" svg:x1="11.101cm" svg:y1="6.81cm" svg:x2="12.552cm" svg:y2="6.81cm" draw:start-shape="id3" draw:start-glue-point="1" draw:end-shape="id4" svg:d="M11101 6810h1451" svg:viewBox="0 0 1452 1">
            <text:p/>
          </draw:connector>
          <draw:connector draw:style-name="gr6" draw:text-style-name="P7" draw:layer="layout" draw:type="line" svg:x1="14.552cm" svg:y1="6.81cm" svg:x2="16cm" svg:y2="6.81cm" draw:start-shape="id4" draw:start-glue-point="1" draw:end-shape="id5" svg:d="M14552 6810h1448" svg:viewBox="0 0 1449 1">
            <text:p/>
          </draw:connector>
          <draw:frame draw:style-name="gr7" draw:text-style-name="P9" draw:layer="layout" svg:width="2.8cm" svg:height="0.818cm" svg:x="2.8cm" svg:y="5.46cm">
            <draw:text-box>
              <text:p text:style-name="P8"><text:span text:style-name="T1"><text:s/></text:span><text:span text:style-name="T1">frame or 0</text:span></text:p>
            </draw:text-box>
          </draw:frame>
          <draw:frame draw:style-name="gr7" draw:text-style-name="P11" draw:layer="layout" svg:width="1.7cm" svg:height="0.818cm" svg:x="5.8cm" svg:y="5.46cm">
            <draw:text-box>
              <text:p text:style-name="P10"><text:span text:style-name="T1">line</text:span></text:p>
            </draw:text-box>
          </draw:frame>
          <draw:frame draw:style-name="gr7" draw:text-style-name="P11" draw:layer="layout" svg:width="1.7cm" svg:height="0.818cm" svg:x="11cm" svg:y="5.46cm">
            <draw:text-box>
              <text:p text:style-name="P10"><text:span text:style-name="T1">0</text:span></text:p>
            </draw:text-box>
          </draw:frame>
          <draw:frame draw:style-name="gr7" draw:text-style-name="P11" draw:layer="layout" svg:width="1.7cm" svg:height="0.818cm" svg:x="12.7cm" svg:y="5.46cm">
            <draw:text-box>
              <text:p text:style-name="P10"><text:span text:style-name="T1">frame</text:span></text:p>
            </draw:text-box>
          </draw:frame>
          <draw:frame draw:style-name="gr7" draw:text-style-name="P11" draw:layer="layout" svg:width="1.7cm" svg:height="0.818cm" svg:x="9.3cm" svg:y="5.46cm">
            <draw:text-box>
              <text:p text:style-name="P10"><text:span text:style-name="T1">line</text:span></text:p>
            </draw:text-box>
          </draw:frame>
          <draw:frame draw:style-name="gr8" draw:text-style-name="P11" draw:layer="layout" svg:width="2.4cm" svg:height="0.818cm" svg:x="15.7cm" svg:y="5.46cm">
            <draw:text-box>
              <text:p text:style-name="P10"><text:span text:style-name="T1">&lt; fram</text:span><text:span text:style-name="T1">e</text:span></text:p>
            </draw:text-box>
          </draw:frame>
          <draw:frame draw:style-name="gr7" draw:text-style-name="P11" draw:layer="layout" svg:width="1.7cm" svg:height="0.818cm" svg:x="14.4cm" svg:y="5.46cm">
            <draw:text-box>
              <text:p text:style-name="P10"><text:span text:style-name="T1">frame</text:span></text:p>
            </draw:text-box>
          </draw:frame>
          <draw:frame draw:style-name="gr7" draw:text-style-name="P11" draw:layer="layout" svg:width="1.7cm" svg:height="0.818cm" svg:x="7.5cm" svg:y="5.46cm">
            <draw:text-box>
              <text:p text:style-name="P10"><text:span text:style-name="T1">0</text:span></text:p>
            </draw:text-box>
          </draw:frame>
        </draw:g>
        <draw:g>
          <draw:custom-shape draw:style-name="gr9" draw:text-style-name="P12" draw:layer="layout" svg:width="12.7cm" svg:height="1.5cm" svg:x="5.5cm" svg:y="8.61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xml:id="id7" draw:id="id7" draw:layer="layout" svg:width="2cm" svg:height="1.3cm" svg:x="2.2cm" svg:y="8.719cm">
            <text:p text:style-name="P1">sources</text:p>
            <draw:enhanced-geometry svg:viewBox="0 0 21600 21600" draw:type="rectangle" draw:enhanced-path="M 0 0 L 21600 0 21600 21600 0 21600 0 0 Z N"/>
          </draw:custom-shape>
          <draw:custom-shape draw:style-name="gr11" draw:text-style-name="P3" xml:id="id6" draw:id="id6" draw:layer="layout" svg:width="2cm" svg:height="1.3cm" svg:x="5.651cm" svg:y="8.719cm">
            <text:p text:style-name="P1">mix</text:p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2cm" svg:height="1.3cm" svg:x="9.101cm" svg:y="8.719cm">
            <text:p text:style-name="P1">filter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2cm" svg:height="1.3cm" svg:x="12.552cm" svg:y="8.719cm">
            <text:p text:style-name="P1">graphics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2cm" svg:height="1.3cm" svg:x="16cm" svg:y="8.719cm">
            <text:p text:style-name="P1">encode</text:p>
            <draw:enhanced-geometry svg:viewBox="0 0 21600 21600" draw:type="rectangle" draw:enhanced-path="M 0 0 L 21600 0 21600 21600 0 21600 0 0 Z N"/>
          </draw:custom-shape>
          <draw:connector draw:style-name="gr15" draw:text-style-name="P13" draw:layer="layout" draw:type="line" svg:x1="5.651cm" svg:y1="9.369cm" svg:x2="4.2cm" svg:y2="9.369cm" draw:start-shape="id6" draw:end-shape="id7" draw:end-glue-point="1" svg:d="M5651 9369h-1451" svg:viewBox="0 0 1452 1">
            <text:p/>
          </draw:connector>
          <draw:g>
            <draw:path draw:style-name="gr16" draw:text-style-name="P13" draw:layer="layout" svg:width="1.048cm" svg:height="0.478cm" draw:transform="skewX (0.108559479474047) rotate (2.73144027937113) translate (8.76168982617378cm 10.0391370714cm)" svg:viewBox="0 0 1049 479" svg:d="M1049 0c-551 0-1049 479-1049 479">
              <text:p/>
            </draw:path>
            <draw:path draw:style-name="gr16" draw:text-style-name="P13" draw:layer="layout" svg:width="1.048cm" svg:height="0.478cm" draw:transform="skewX (0.108559479474047) rotate (-0.410152374218668) translate (8.0387050405587cm 8.65816129748332cm)" svg:viewBox="0 0 1049 479" svg:d="M1049 0c-551 0-1049 479-1049 479">
              <text:p/>
            </draw:path>
          </draw:g>
          <draw:g>
            <draw:path draw:style-name="gr16" draw:text-style-name="P13" draw:layer="layout" svg:width="1.048cm" svg:height="0.478cm" draw:transform="skewX (0.108559479474047) rotate (2.73144027937113) translate (12.1616898261738cm 10.0391370714cm)" svg:viewBox="0 0 1049 479" svg:d="M1049 0c-551 0-1049 479-1049 479">
              <text:p/>
            </draw:path>
            <draw:path draw:style-name="gr16" draw:text-style-name="P13" draw:layer="layout" svg:width="1.048cm" svg:height="0.478cm" draw:transform="skewX (0.108559479474047) rotate (-0.410152374218668) translate (11.4387050405587cm 8.65816129748332cm)" svg:viewBox="0 0 1049 479" svg:d="M1049 0c-551 0-1049 479-1049 479">
              <text:p/>
            </draw:path>
          </draw:g>
          <draw:g>
            <draw:path draw:style-name="gr16" draw:text-style-name="P13" draw:layer="layout" svg:width="1.048cm" svg:height="0.478cm" draw:transform="skewX (0.108559479474047) rotate (2.73144027937113) translate (15.6616898261738cm 10.0391370714cm)" svg:viewBox="0 0 1049 479" svg:d="M1049 0c-551 0-1049 479-1049 479">
              <text:p/>
            </draw:path>
            <draw:path draw:style-name="gr16" draw:text-style-name="P13" draw:layer="layout" svg:width="1.048cm" svg:height="0.478cm" draw:transform="skewX (0.108559479474047) rotate (-0.410152374218668) translate (14.9387050405587cm 8.65816129748332cm)" svg:viewBox="0 0 1049 479" svg:d="M1049 0c-551 0-1049 479-1049 479">
              <text:p/>
            </draw:path>
          </draw:g>
          <draw:frame draw:style-name="gr7" draw:text-style-name="P9" draw:layer="layout" svg:width="2.8cm" svg:height="0.818cm" svg:x="2.8cm" svg:y="7.919cm">
            <draw:text-box>
              <text:p text:style-name="P8"><text:span text:style-name="T1"><text:s/></text:span><text:span text:style-name="T1">&lt; frame</text:span></text:p>
            </draw:text-box>
          </draw:frame>
          <draw:frame draw:style-name="gr17" draw:text-style-name="P11" draw:layer="layout" svg:width="2.2cm" svg:height="1.385cm" svg:x="5.5cm" svg:y="7.919cm">
            <draw:text-box>
              <text:p text:style-name="P10"><text:span text:style-name="T1">frame/10</text:span></text:p>
            </draw:text-box>
          </draw:frame>
          <draw:frame draw:style-name="gr7" draw:text-style-name="P11" draw:layer="layout" svg:width="1.7cm" svg:height="0.818cm" svg:x="11cm" svg:y="7.919cm">
            <draw:text-box>
              <text:p text:style-name="P10"><text:span text:style-name="T1">0</text:span></text:p>
            </draw:text-box>
          </draw:frame>
          <draw:frame draw:style-name="gr7" draw:text-style-name="P11" draw:layer="layout" svg:width="1.7cm" svg:height="0.818cm" svg:x="12.7cm" svg:y="7.919cm">
            <draw:text-box>
              <text:p text:style-name="P10"><text:span text:style-name="T1">frame</text:span></text:p>
            </draw:text-box>
          </draw:frame>
          <draw:frame draw:style-name="gr8" draw:text-style-name="P11" draw:layer="layout" svg:width="2.7cm" svg:height="0.818cm" svg:x="8.8cm" svg:y="7.919cm">
            <draw:text-box>
              <text:p text:style-name="P10"><text:span text:style-name="T1">frame/15</text:span></text:p>
            </draw:text-box>
          </draw:frame>
          <draw:frame draw:style-name="gr8" draw:text-style-name="P11" draw:layer="layout" svg:width="2.4cm" svg:height="0.818cm" svg:x="15.7cm" svg:y="7.919cm">
            <draw:text-box>
              <text:p text:style-name="P10"><text:span text:style-name="T1">&lt; fram</text:span><text:span text:style-name="T1">e</text:span></text:p>
            </draw:text-box>
          </draw:frame>
          <draw:frame draw:style-name="gr7" draw:text-style-name="P11" draw:layer="layout" svg:width="1.7cm" svg:height="0.818cm" svg:x="14.4cm" svg:y="7.919cm">
            <draw:text-box>
              <text:p text:style-name="P10"><text:span text:style-name="T1">0</text:span></text:p>
            </draw:text-box>
          </draw:frame>
          <draw:frame draw:style-name="gr7" draw:text-style-name="P11" draw:layer="layout" svg:width="1.7cm" svg:height="0.818cm" svg:x="7.5cm" svg:y="7.919cm">
            <draw:text-box>
              <text:p text:style-name="P10"><text:span text:style-name="T1">0</text:span></text:p>
            </draw:text-box>
          </draw:frame>
        </draw:g>
        <draw:g>
          <draw:custom-shape draw:style-name="gr18" draw:text-style-name="P15" xml:id="id8" draw:id="id8" draw:layer="layout" svg:width="2cm" svg:height="1.3cm" svg:x="2.2cm" svg:y="3.7cm">
            <text:p text:style-name="P14">sources</text:p>
            <draw:enhanced-geometry svg:viewBox="0 0 21600 21600" draw:type="rectangle" draw:enhanced-path="M 0 0 L 21600 0 21600 21600 0 21600 0 0 Z N"/>
          </draw:custom-shape>
          <draw:custom-shape draw:style-name="gr19" draw:text-style-name="P3" xml:id="id9" draw:id="id9" draw:layer="layout" svg:width="2cm" svg:height="1.3cm" svg:x="5.651cm" svg:y="3.7cm">
            <text:p text:style-name="P1">mix</text:p>
            <draw:enhanced-geometry svg:viewBox="0 0 21600 21600" draw:type="rectangle" draw:enhanced-path="M 0 0 L 21600 0 21600 21600 0 21600 0 0 Z N"/>
          </draw:custom-shape>
          <draw:custom-shape draw:style-name="gr20" draw:text-style-name="P4" xml:id="id10" draw:id="id10" draw:layer="layout" svg:width="2cm" svg:height="1.3cm" svg:x="9.101cm" svg:y="3.7cm">
            <text:p text:style-name="P1">filter</text:p>
            <draw:enhanced-geometry svg:viewBox="0 0 21600 21600" draw:type="rectangle" draw:enhanced-path="M 0 0 L 21600 0 21600 21600 0 21600 0 0 Z N"/>
          </draw:custom-shape>
          <draw:custom-shape draw:style-name="gr21" draw:text-style-name="P5" xml:id="id11" draw:id="id11" draw:layer="layout" svg:width="2cm" svg:height="1.3cm" svg:x="12.552cm" svg:y="3.7cm">
            <text:p text:style-name="P1">graphics</text:p>
            <draw:enhanced-geometry svg:viewBox="0 0 21600 21600" draw:type="rectangle" draw:enhanced-path="M 0 0 L 21600 0 21600 21600 0 21600 0 0 Z N"/>
          </draw:custom-shape>
          <draw:custom-shape draw:style-name="gr22" draw:text-style-name="P6" xml:id="id12" draw:id="id12" draw:layer="layout" svg:width="2cm" svg:height="1.3cm" svg:x="16cm" svg:y="3.7cm">
            <text:p text:style-name="P1">encode</text:p>
            <draw:enhanced-geometry svg:viewBox="0 0 21600 21600" draw:type="rectangle" draw:enhanced-path="M 0 0 L 21600 0 21600 21600 0 21600 0 0 Z N"/>
          </draw:custom-shape>
          <draw:connector draw:style-name="gr23" draw:text-style-name="P7" draw:layer="layout" draw:type="line" svg:x1="4.2cm" svg:y1="4.35cm" svg:x2="5.651cm" svg:y2="4.35cm" draw:start-shape="id8" draw:start-glue-point="1" draw:end-shape="id9" svg:d="M4200 4350h1451" svg:viewBox="0 0 1452 1">
            <text:p/>
          </draw:connector>
          <draw:connector draw:style-name="gr23" draw:text-style-name="P7" draw:layer="layout" draw:type="line" svg:x1="7.651cm" svg:y1="4.35cm" svg:x2="9.101cm" svg:y2="4.35cm" draw:start-shape="id9" draw:start-glue-point="1" draw:end-shape="id10" svg:d="M7651 4350h1450" svg:viewBox="0 0 1451 1">
            <text:p/>
          </draw:connector>
          <draw:connector draw:style-name="gr23" draw:text-style-name="P7" draw:layer="layout" draw:type="line" svg:x1="11.101cm" svg:y1="4.35cm" svg:x2="12.552cm" svg:y2="4.35cm" draw:start-shape="id10" draw:start-glue-point="1" draw:end-shape="id11" svg:d="M11101 4350h1451" svg:viewBox="0 0 1452 1">
            <text:p/>
          </draw:connector>
          <draw:connector draw:style-name="gr23" draw:text-style-name="P7" draw:layer="layout" draw:type="line" svg:x1="14.552cm" svg:y1="4.35cm" svg:x2="16cm" svg:y2="4.35cm" draw:start-shape="id11" draw:start-glue-point="1" draw:end-shape="id12" svg:d="M14552 4350h1448" svg:viewBox="0 0 1449 1">
            <text:p/>
          </draw:connector>
          <draw:frame draw:style-name="gr7" draw:text-style-name="P9" draw:layer="layout" svg:width="2.8cm" svg:height="0.818cm" svg:x="2.8cm" svg:y="3cm">
            <draw:text-box>
              <text:p text:style-name="P8"><text:span text:style-name="T1"><text:s/></text:span><text:span text:style-name="T1">frame or 0</text:span></text:p>
            </draw:text-box>
          </draw:frame>
          <draw:frame draw:style-name="gr7" draw:text-style-name="P11" draw:layer="layout" svg:width="1.7cm" svg:height="0.818cm" svg:x="5.8cm" svg:y="3cm">
            <draw:text-box>
              <text:p text:style-name="P10"><text:span text:style-name="T1">line</text:span></text:p>
            </draw:text-box>
          </draw:frame>
          <draw:frame draw:style-name="gr7" draw:text-style-name="P11" draw:layer="layout" svg:width="1.7cm" svg:height="0.818cm" svg:x="11cm" svg:y="3cm">
            <draw:text-box>
              <text:p text:style-name="P10"><text:span text:style-name="T1">0</text:span></text:p>
            </draw:text-box>
          </draw:frame>
          <draw:frame draw:style-name="gr7" draw:text-style-name="P11" draw:layer="layout" svg:width="1.7cm" svg:height="0.818cm" svg:x="12.7cm" svg:y="3cm">
            <draw:text-box>
              <text:p text:style-name="P10"><text:span text:style-name="T1">frame</text:span></text:p>
            </draw:text-box>
          </draw:frame>
          <draw:frame draw:style-name="gr7" draw:text-style-name="P11" draw:layer="layout" svg:width="1.7cm" svg:height="0.818cm" svg:x="9.3cm" svg:y="3cm">
            <draw:text-box>
              <text:p text:style-name="P10"><text:span text:style-name="T1">line</text:span></text:p>
            </draw:text-box>
          </draw:frame>
          <draw:frame draw:style-name="gr8" draw:text-style-name="P11" draw:layer="layout" svg:width="2.4cm" svg:height="0.818cm" svg:x="15.7cm" svg:y="3cm">
            <draw:text-box>
              <text:p text:style-name="P10"><text:span text:style-name="T1">&lt; fram</text:span><text:span text:style-name="T1">e</text:span></text:p>
            </draw:text-box>
          </draw:frame>
          <draw:frame draw:style-name="gr7" draw:text-style-name="P11" draw:layer="layout" svg:width="1.7cm" svg:height="0.818cm" svg:x="14.4cm" svg:y="3cm">
            <draw:text-box>
              <text:p text:style-name="P10"><text:span text:style-name="T1">frame</text:span></text:p>
            </draw:text-box>
          </draw:frame>
          <draw:frame draw:style-name="gr7" draw:text-style-name="P11" draw:layer="layout" svg:width="1.7cm" svg:height="0.818cm" svg:x="5.8cm" svg:y="3cm">
            <draw:text-box>
              <text:p text:style-name="P10"><text:span text:style-name="T1">line</text:span></text:p>
            </draw:text-box>
          </draw:frame>
          <draw:frame draw:style-name="gr7" draw:text-style-name="P11" draw:layer="layout" svg:width="1.7cm" svg:height="0.818cm" svg:x="5.8cm" svg:y="3cm">
            <draw:text-box>
              <text:p text:style-name="P10"><text:span text:style-name="T1">line</text:span></text:p>
            </draw:text-box>
          </draw:frame>
          <draw:frame draw:style-name="gr7" draw:text-style-name="P11" draw:layer="layout" svg:width="1.7cm" svg:height="0.818cm" svg:x="5.8cm" svg:y="3cm">
            <draw:text-box>
              <text:p text:style-name="P10"><text:span text:style-name="T1">line</text:span></text:p>
            </draw:text-box>
          </draw:frame>
          <draw:frame draw:style-name="gr7" draw:text-style-name="P11" draw:layer="layout" svg:width="1.7cm" svg:height="0.818cm" svg:x="5.8cm" svg:y="3cm">
            <draw:text-box>
              <text:p text:style-name="P10"><text:span text:style-name="T1">line</text:span></text:p>
            </draw:text-box>
          </draw:frame>
          <draw:frame draw:style-name="gr7" draw:text-style-name="P11" draw:layer="layout" svg:width="1.7cm" svg:height="0.818cm" svg:x="7.5cm" svg:y="3cm">
            <draw:text-box>
              <text:p text:style-name="P10"><text:span text:style-name="T1">0</text:span></text:p>
            </draw:text-box>
          </draw:frame>
          <draw:frame draw:style-name="gr7" draw:text-style-name="P9" draw:layer="layout" svg:width="2.8cm" svg:height="0.818cm" svg:x="2.8cm" svg:y="3cm">
            <draw:text-box>
              <text:p text:style-name="P8"><text:span text:style-name="T1"><text:s/></text:span><text:span text:style-name="T1">frame or 0</text:span></text:p>
            </draw:text-box>
          </draw:frame>
          <draw:frame draw:style-name="gr7" draw:text-style-name="P11" draw:layer="layout" svg:width="1.7cm" svg:height="0.818cm" svg:x="5.8cm" svg:y="3cm">
            <draw:text-box>
              <text:p text:style-name="P10"><text:span text:style-name="T1">line</text:span></text:p>
            </draw:text-box>
          </draw:frame>
          <draw:frame draw:style-name="gr7" draw:text-style-name="P11" draw:layer="layout" svg:width="1.7cm" svg:height="0.818cm" svg:x="11cm" svg:y="3cm">
            <draw:text-box>
              <text:p text:style-name="P10"><text:span text:style-name="T1">0</text:span></text:p>
            </draw:text-box>
          </draw:frame>
          <draw:frame draw:style-name="gr7" draw:text-style-name="P11" draw:layer="layout" svg:width="1.7cm" svg:height="0.818cm" svg:x="12.7cm" svg:y="3cm">
            <draw:text-box>
              <text:p text:style-name="P10"><text:span text:style-name="T1">frame</text:span></text:p>
            </draw:text-box>
          </draw:frame>
          <draw:frame draw:style-name="gr7" draw:text-style-name="P11" draw:layer="layout" svg:width="1.7cm" svg:height="0.818cm" svg:x="9.3cm" svg:y="3cm">
            <draw:text-box>
              <text:p text:style-name="P10"><text:span text:style-name="T1">line</text:span></text:p>
            </draw:text-box>
          </draw:frame>
          <draw:frame draw:style-name="gr8" draw:text-style-name="P11" draw:layer="layout" svg:width="2.4cm" svg:height="0.818cm" svg:x="15.7cm" svg:y="3cm">
            <draw:text-box>
              <text:p text:style-name="P10"><text:span text:style-name="T1">&lt; fram</text:span><text:span text:style-name="T1">e</text:span></text:p>
            </draw:text-box>
          </draw:frame>
          <draw:frame draw:style-name="gr7" draw:text-style-name="P11" draw:layer="layout" svg:width="1.7cm" svg:height="0.818cm" svg:x="14.4cm" svg:y="3cm">
            <draw:text-box>
              <text:p text:style-name="P10"><text:span text:style-name="T1">frame</text:span></text:p>
            </draw:text-box>
          </draw:frame>
          <draw:frame draw:style-name="gr7" draw:text-style-name="P11" draw:layer="layout" svg:width="1.7cm" svg:height="0.818cm" svg:x="5.8cm" svg:y="3cm">
            <draw:text-box>
              <text:p text:style-name="P10"><text:span text:style-name="T1">line</text:span></text:p>
            </draw:text-box>
          </draw:frame>
          <draw:frame draw:style-name="gr7" draw:text-style-name="P11" draw:layer="layout" svg:width="1.7cm" svg:height="0.818cm" svg:x="5.8cm" svg:y="3cm">
            <draw:text-box>
              <text:p text:style-name="P10"><text:span text:style-name="T1">line</text:span></text:p>
            </draw:text-box>
          </draw:frame>
          <draw:frame draw:style-name="gr7" draw:text-style-name="P11" draw:layer="layout" svg:width="1.7cm" svg:height="0.818cm" svg:x="5.8cm" svg:y="3cm">
            <draw:text-box>
              <text:p text:style-name="P10"><text:span text:style-name="T1">line</text:span></text:p>
            </draw:text-box>
          </draw:frame>
          <draw:frame draw:style-name="gr7" draw:text-style-name="P11" draw:layer="layout" svg:width="1.7cm" svg:height="0.818cm" svg:x="5.8cm" svg:y="3cm">
            <draw:text-box>
              <text:p text:style-name="P10"><text:span text:style-name="T1">line</text:span></text:p>
            </draw:text-box>
          </draw:frame>
          <draw:frame draw:style-name="gr7" draw:text-style-name="P11" draw:layer="layout" svg:width="1.7cm" svg:height="0.818cm" svg:x="7.5cm" svg:y="3cm">
            <draw:text-box>
              <text:p text:style-name="P10"><text:span text:style-name="T1">0</text:span></text:p>
            </draw:text-box>
          </draw:frame>
        </draw:g>
        <draw:g>
          <draw:custom-shape draw:style-name="gr9" draw:text-style-name="P12" draw:layer="layout" svg:width="12.7cm" svg:height="1.5cm" svg:x="5.5cm" svg:y="11.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" xml:id="id14" draw:id="id14" draw:layer="layout" svg:width="2cm" svg:height="1.3cm" svg:x="2.2cm" svg:y="11.3cm">
            <text:p text:style-name="P1">sources</text:p>
            <draw:enhanced-geometry svg:viewBox="0 0 21600 21600" draw:type="rectangle" draw:enhanced-path="M 0 0 L 21600 0 21600 21600 0 21600 0 0 Z N"/>
          </draw:custom-shape>
          <draw:custom-shape draw:style-name="gr25" draw:text-style-name="P3" xml:id="id13" draw:id="id13" draw:layer="layout" svg:width="2cm" svg:height="1.3cm" svg:x="5.651cm" svg:y="11.3cm">
            <text:p text:style-name="P1">mix</text:p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2cm" svg:height="1.3cm" svg:x="9.101cm" svg:y="11.3cm">
            <text:p text:style-name="P1">filter</text:p>
            <draw:enhanced-geometry svg:viewBox="0 0 21600 21600" draw:type="rectangle" draw:enhanced-path="M 0 0 L 21600 0 21600 21600 0 21600 0 0 Z N"/>
          </draw:custom-shape>
          <draw:custom-shape draw:style-name="gr27" draw:text-style-name="P5" draw:layer="layout" svg:width="2cm" svg:height="1.3cm" svg:x="12.552cm" svg:y="11.3cm">
            <text:p text:style-name="P1">graphics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2cm" svg:height="1.3cm" svg:x="16cm" svg:y="11.3cm">
            <text:p text:style-name="P1">encode</text:p>
            <draw:enhanced-geometry svg:viewBox="0 0 21600 21600" draw:type="rectangle" draw:enhanced-path="M 0 0 L 21600 0 21600 21600 0 21600 0 0 Z N"/>
          </draw:custom-shape>
          <draw:connector draw:style-name="gr29" draw:text-style-name="P13" draw:layer="layout" draw:type="line" svg:x1="5.651cm" svg:y1="11.95cm" svg:x2="4.2cm" svg:y2="11.95cm" draw:start-shape="id13" draw:end-shape="id14" draw:end-glue-point="1" svg:d="M5651 11950h-1451" svg:viewBox="0 0 1452 1">
            <text:p/>
          </draw:connector>
          <draw:custom-shape draw:style-name="gr30" draw:text-style-name="P16" draw:layer="layout" svg:width="0.8cm" svg:height="0.5cm" svg:x="5.8cm" svg:y="11.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6" draw:layer="layout" svg:width="0.8cm" svg:height="0.5cm" svg:x="6.7cm" svg:y="11.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6" draw:layer="layout" svg:width="0.8cm" svg:height="0.5cm" svg:x="5.8cm" svg:y="1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6" draw:layer="layout" svg:width="0.8cm" svg:height="0.5cm" svg:x="6.7cm" svg:y="1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0" draw:text-style-name="P16" draw:layer="layout" svg:width="0.8cm" svg:height="0.5cm" svg:x="9.251cm" svg:y="11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6" draw:layer="layout" svg:width="0.8cm" svg:height="0.5cm" svg:x="10.151cm" svg:y="11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6" draw:layer="layout" svg:width="0.8cm" svg:height="0.5cm" svg:x="9.251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6" draw:layer="layout" svg:width="0.8cm" svg:height="0.5cm" svg:x="10.151cm" svg:y="12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16" draw:text-style-name="P13" draw:layer="layout" svg:width="1.048cm" svg:height="0.478cm" draw:transform="skewX (0.108559479474047) rotate (2.73144027937113) translate (8.76168982617378cm 12.6201370714cm)" svg:viewBox="0 0 1049 479" svg:d="M1049 0c-551 0-1049 479-1049 479">
              <text:p/>
            </draw:path>
            <draw:path draw:style-name="gr16" draw:text-style-name="P13" draw:layer="layout" svg:width="1.048cm" svg:height="0.478cm" draw:transform="skewX (0.108559479474047) rotate (-0.410152374218668) translate (8.0387050405587cm 11.2391612974833cm)" svg:viewBox="0 0 1049 479" svg:d="M1049 0c-551 0-1049 479-1049 479">
              <text:p/>
            </draw:path>
          </draw:g>
          <draw:g>
            <draw:path draw:style-name="gr16" draw:text-style-name="P13" draw:layer="layout" svg:width="1.048cm" svg:height="0.478cm" draw:transform="skewX (0.108559479474047) rotate (2.73144027937113) translate (12.1616898261738cm 12.6201370714cm)" svg:viewBox="0 0 1049 479" svg:d="M1049 0c-551 0-1049 479-1049 479">
              <text:p/>
            </draw:path>
            <draw:path draw:style-name="gr16" draw:text-style-name="P13" draw:layer="layout" svg:width="1.048cm" svg:height="0.478cm" draw:transform="skewX (0.108559479474047) rotate (-0.410152374218668) translate (11.4387050405587cm 11.2391612974833cm)" svg:viewBox="0 0 1049 479" svg:d="M1049 0c-551 0-1049 479-1049 479">
              <text:p/>
            </draw:path>
          </draw:g>
          <draw:g>
            <draw:path draw:style-name="gr16" draw:text-style-name="P13" draw:layer="layout" svg:width="1.048cm" svg:height="0.478cm" draw:transform="skewX (0.108559479474047) rotate (2.73144027937113) translate (15.6616898261738cm 12.6201370714cm)" svg:viewBox="0 0 1049 479" svg:d="M1049 0c-551 0-1049 479-1049 479">
              <text:p/>
            </draw:path>
            <draw:path draw:style-name="gr16" draw:text-style-name="P13" draw:layer="layout" svg:width="1.048cm" svg:height="0.478cm" draw:transform="skewX (0.108559479474047) rotate (-0.410152374218668) translate (14.9387050405587cm 11.2391612974833cm)" svg:viewBox="0 0 1049 479" svg:d="M1049 0c-551 0-1049 479-1049 479">
              <text:p/>
            </draw:path>
          </draw:g>
          <draw:g>
            <draw:custom-shape draw:style-name="gr30" draw:text-style-name="P16" draw:layer="layout" svg:width="0.8cm" svg:height="0.5cm" svg:x="12.702cm" svg:y="11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6" draw:layer="layout" svg:width="0.8cm" svg:height="0.5cm" svg:x="13.602cm" svg:y="11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6" draw:layer="layout" svg:width="0.8cm" svg:height="0.5cm" svg:x="12.702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6" draw:layer="layout" svg:width="0.8cm" svg:height="0.5cm" svg:x="13.602cm" svg:y="1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9" draw:layer="layout" svg:width="2.8cm" svg:height="0.818cm" svg:x="2.8cm" svg:y="10.5cm">
            <draw:text-box>
              <text:p text:style-name="P8"><text:span text:style-name="T1"><text:s/></text:span><text:span text:style-name="T1">&lt; frame</text:span></text:p>
            </draw:text-box>
          </draw:frame>
          <draw:frame draw:style-name="gr17" draw:text-style-name="P11" draw:layer="layout" svg:width="2.2cm" svg:height="1.385cm" svg:x="5.5cm" svg:y="10.5cm">
            <draw:text-box>
              <text:p text:style-name="P10"><text:span text:style-name="T1">frame/40</text:span></text:p>
            </draw:text-box>
          </draw:frame>
          <draw:frame draw:style-name="gr7" draw:text-style-name="P11" draw:layer="layout" svg:width="1.7cm" svg:height="0.818cm" svg:x="11cm" svg:y="10.5cm">
            <draw:text-box>
              <text:p text:style-name="P10"><text:span text:style-name="T1">0</text:span></text:p>
            </draw:text-box>
          </draw:frame>
          <draw:frame draw:style-name="gr17" draw:text-style-name="P11" draw:layer="layout" svg:width="2.1cm" svg:height="1.385cm" svg:x="12.5cm" svg:y="10.5cm">
            <draw:text-box>
              <text:p text:style-name="P10"><text:span text:style-name="T1">frame/4</text:span></text:p>
            </draw:text-box>
          </draw:frame>
          <draw:frame draw:style-name="gr17" draw:text-style-name="P11" draw:layer="layout" svg:width="2.2cm" svg:height="1.385cm" svg:x="9cm" svg:y="10.5cm">
            <draw:text-box>
              <text:p text:style-name="P10"><text:span text:style-name="T1">frame/60</text:span></text:p>
            </draw:text-box>
          </draw:frame>
          <draw:frame draw:style-name="gr8" draw:text-style-name="P11" draw:layer="layout" svg:width="2.4cm" svg:height="0.818cm" svg:x="15.7cm" svg:y="10.5cm">
            <draw:text-box>
              <text:p text:style-name="P10"><text:span text:style-name="T1">&lt; fram</text:span><text:span text:style-name="T1">e</text:span></text:p>
            </draw:text-box>
          </draw:frame>
          <draw:frame draw:style-name="gr7" draw:text-style-name="P11" draw:layer="layout" svg:width="1.7cm" svg:height="0.818cm" svg:x="14.4cm" svg:y="10.5cm">
            <draw:text-box>
              <text:p text:style-name="P10"><text:span text:style-name="T1">0</text:span></text:p>
            </draw:text-box>
          </draw:frame>
          <draw:frame draw:style-name="gr7" draw:text-style-name="P11" draw:layer="layout" svg:width="1.7cm" svg:height="0.818cm" svg:x="7.5cm" svg:y="10.5cm">
            <draw:text-box>
              <text:p text:style-name="P10"><text:span text:style-name="T1">0</text:span></text:p>
            </draw:text-box>
          </draw:frame>
        </draw:g>
        <draw:frame draw:style-name="gr8" draw:text-style-name="P18" draw:layer="layout" svg:width="1.7cm" svg:height="0.827cm" svg:x="4.1cm" svg:y="4.4cm">
          <draw:text-box>
            <text:p text:style-name="P17"><text:span text:style-name="T2">SDI</text:span></text:p>
          </draw:text-box>
        </draw:frame>
        <draw:frame draw:style-name="gr8" draw:text-style-name="P18" draw:layer="layout" svg:width="1.7cm" svg:height="0.827cm" svg:x="4.1cm" svg:y="6.901cm">
          <draw:text-box>
            <text:p text:style-name="P17"><text:span text:style-name="T2">RTP</text:span></text:p>
          </draw:text-box>
        </draw:frame>
        <draw:frame draw:style-name="gr8" draw:text-style-name="P20" draw:layer="layout" svg:width="1.8cm" svg:height="0.8cm" svg:x="4cm" svg:y="9.402cm">
          <draw:text-box>
            <text:p text:style-name="P19"><text:span text:style-name="T3">HTTP</text:span></text:p>
          </draw:text-box>
        </draw:frame>
        <draw:frame draw:style-name="gr8" draw:text-style-name="P20" draw:layer="layout" svg:width="1.8cm" svg:height="0.8cm" svg:x="4cm" svg:y="12.002cm">
          <draw:text-box>
            <text:p text:style-name="P19"><text:span text:style-name="T3">HTTP</text:span></text:p>
          </draw:text-box>
        </draw:frame>
        <draw:frame draw:style-name="gr31" draw:text-style-name="P22" draw:layer="layout" svg:width="2cm" svg:height="1.385cm" svg:x="18cm" svg:y="3.7cm">
          <draw:text-box>
            <text:p text:style-name="P21"><text:span text:style-name="T1">3-4 frames</text:span></text:p>
          </draw:text-box>
        </draw:frame>
        <draw:frame draw:style-name="gr31" draw:text-style-name="P22" draw:layer="layout" svg:width="2cm" svg:height="1.385cm" svg:x="18cm" svg:y="6.201cm">
          <draw:text-box>
            <text:p text:style-name="P21"><text:span text:style-name="T1">3-4 frames</text:span></text:p>
          </draw:text-box>
        </draw:frame>
        <draw:frame draw:style-name="gr31" draw:text-style-name="P22" draw:layer="layout" svg:width="2cm" svg:height="1.385cm" svg:x="18.1cm" svg:y="8.701cm">
          <draw:text-box>
            <text:p text:style-name="P21"><text:span text:style-name="T1">3-4 frames</text:span></text:p>
          </draw:text-box>
        </draw:frame>
        <draw:frame draw:style-name="gr31" draw:text-style-name="P22" draw:layer="layout" svg:width="2cm" svg:height="1.385cm" svg:x="18.1cm" svg:y="11.301cm">
          <draw:text-box>
            <text:p text:style-name="P21"><text:span text:style-name="T1">2-4 fram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Copperplate Gothic Light" svg:font-family="'Copperplate Gothic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8T10:19:33.886000000</meta:creation-date>
    <dc:date>2017-09-28T12:32:58.030000000</dc:date>
    <meta:editing-duration>PT46M33S</meta:editing-duration>
    <meta:editing-cycles>7</meta:editing-cycles>
    <meta:generator>LibreOffice/5.1.1.3$Windows_x86 LibreOffice_project/89f508ef3ecebd2cfb8e1def0f0ba9a803b88a6d</meta:generator>
    <meta:document-statistic meta:object-count="124"/>
  </office:meta>
</office:document-meta>
</file>